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officeooo:rsid="0014304d" officeooo:paragraph-rsid="0014304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2pt" fo:font-weight="bold" officeooo:rsid="001622c3" officeooo:paragraph-rsid="001622c3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2pt" fo:font-weight="normal" officeooo:rsid="0014304d" officeooo:paragraph-rsid="0014304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fo:font-weight="normal" officeooo:rsid="001622c3" officeooo:paragraph-rsid="001622c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2pt" fo:font-weight="normal" officeooo:rsid="001622c3" officeooo:paragraph-rsid="001622c3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fo:font-weight="normal" officeooo:rsid="00182a34" officeooo:paragraph-rsid="00182a3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2pt" fo:font-weight="normal" officeooo:rsid="0019ba67" officeooo:paragraph-rsid="0019ba67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weight="normal" officeooo:rsid="001a8219" officeooo:paragraph-rsid="001a821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2pt" fo:font-weight="normal" officeooo:rsid="001a8219" officeooo:paragraph-rsid="001a821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2pt" fo:font-weight="bold" officeooo:rsid="001622c3" officeooo:paragraph-rsid="001622c3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2pt" fo:font-weight="bold" officeooo:rsid="00182a34" officeooo:paragraph-rsid="00182a34" style:font-size-asian="12pt" style:font-weight-asian="bold" style:font-size-complex="12pt" style:font-weight-complex="bold"/>
    </style:style>
    <style:style style:name="T1" style:family="text">
      <style:text-properties officeooo:rsid="0014304d"/>
    </style:style>
    <style:style style:name="T2" style:family="text">
      <style:text-properties officeooo:rsid="001622c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2a34"/>
    </style:style>
    <style:style style:name="T6" style:family="text">
      <style:text-properties officeooo:rsid="0019b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29 – </text:span>COMANDOS TOP E UPTIME - MONITORAMENTO E PERFORMANCE DE SISTEMAS LINUX 01</text:h>
      <text:p text:style-name="P2">*** <text:span text:style-name="T1">FERRAMENTAS ESSECIAIS ***</text:span></text:p>
      <text:p text:style-name="P5">top</text:p>
      <text:p text:style-name="P5">sar</text:p>
      <text:p text:style-name="P5">vmstat</text:p>
      <text:p text:style-name="P5">iostat</text:p>
      <text:p text:style-name="P5">free</text:p>
      <text:p text:style-name="P5">uptime</text:p>
      <text:p text:style-name="P5">dstat</text:p>
      <text:p text:style-name="P3">*** <text:span text:style-name="T2">COMANDO TOP ***</text:span></text:p>
      <text:p text:style-name="P6">Fornece uma visão em tempo real do sistema em execução.</text:p>
      <text:p text:style-name="P6">Sintaxe:</text:p>
      <text:p text:style-name="P6">top [opções]</text:p>
      <text:p text:style-name="P4">-d <text:span text:style-name="T3">atraso <text:tab/>Especifica o atraso em segundos entre as atualizações de tela. O padrão é 5 segundos.</text:span></text:p>
      <text:p text:style-name="P6">-i <text:tab/><text:tab/>Ignora processos ociosos</text:p>
      <text:p text:style-name="P6">-n num<text:tab/>Exibe num iterações e depois termina</text:p>
      <text:p text:style-name="P6">-b <text:tab/><text:tab/>Roda em modo batch. Útil para mandar a saída de top para outros programas ou um arquivo.</text:p>
      <text:p text:style-name="P12">*** <text:span text:style-name="T5">COMANDO TOP – OPÇÕES INTERATIVAS ***</text:span></text:p>
      <text:p text:style-name="P8">h <text:tab/>Gera uma tela de ajuda</text:p>
      <text:p text:style-name="P8">k<text:tab/>Termina um processo (será pedido seu PID)</text:p>
      <text:p text:style-name="P8">q <text:tab/>Sai do programa</text:p>
      <text:p text:style-name="P8">r<text:tab/>Modifica a prioridade de um processo (renice); Serão pedidos seu PID e valor nice (valores positivos tem menor prioridade)</text:p>
      <text:p text:style-name="P8">s<text:tab/>Modifica o atraso em segundos entre as atualizações.</text:p>
      <text:p text:style-name="P8">Será pedido o tempo em segundos.</text:p>
      <text:p text:style-name="P13">*** <text:span text:style-name="T6">DESCRIÇÃO DOS CAMPOS DE TOP ***</text:span></text:p>
      <text:p text:style-name="P9">PID <text:tab/><text:tab/>o PID de cada processo</text:p>
      <text:p text:style-name="P9">USER <text:tab/>Usuário proprietário do processo</text:p>
      <text:p text:style-name="P9">PR<text:tab/><text:tab/>Prioridade da tarefa</text:p>
      <text:p text:style-name="P9">NI<text:tab/><text:tab/>Valor Nice da tarefa</text:p>
      <text:p text:style-name="P9"><text:soft-page-break/>VIRT<text:tab/><text:tab/>Memória virtual usada pelo processo</text:p>
      <text:p text:style-name="P9">RES<text:tab/><text:tab/>Memória física usada pelo processo </text:p>
      <text:p text:style-name="P9">SHR <text:tab/><text:tab/>Meméria compartilhada usada pelo processo </text:p>
      <text:p text:style-name="P9">S <text:tab/><text:tab/>Estado da tarefa (S = sleeping, R = running, T = stopped, Z = zombie, etc.</text:p>
      <text:p text:style-name="P9">%CPU <text:tab/>% de tempo de CPU usada pela tarefa</text:p>
      <text:p text:style-name="P9">%MEN <text:tab/>% de tempo de CPU usada pela tarefa</text:p>
      <text:p text:style-name="P10">TIME+<text:tab/>Tempo total de atividade da tarefa desde que ela foi iniciada</text:p>
      <text:p text:style-name="P11"><text:span text:style-name="T4">*** COMANDO UPTIME ***</text:span></text:p>
      <text:p text:style-name="P10">Mostra o tempo atual, há quanto tempo o sistema está rodando, quantos usuários estão logados atualmente e as médias de carga do sistema nos últimos 1, 5, 15 minutos.</text:p>
      <text:p text:style-name="P10">uptime <text:tab/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1T19:19:27.412924293</meta:creation-date>
    <dc:date>2020-02-02T21:36:09.537574414</dc:date>
    <meta:editing-duration>PT41M</meta:editing-duration>
    <meta:editing-cycles>4</meta:editing-cycles>
    <meta:generator>LibreOffice/6.3.4.2.0$Linux_X86_64 LibreOffice_project/30$Build-2</meta:generator>
    <meta:document-statistic meta:table-count="0" meta:image-count="0" meta:object-count="0" meta:page-count="2" meta:paragraph-count="39" meta:word-count="273" meta:character-count="1530" meta:non-whitespace-character-count="1270"/>
  </office:meta>
</office:document-meta>
</file>